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2.00pt" fo:font-weight="bold"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50.00%" fo:text-align="justify"/>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50.00%" fo:text-align="justify"/>
    </style:style>
  </office:automatic-styles>
  <office:body>
    <office:text>
      <text:p text:style-name="P1"><text:span text:style-name="T1"><text:tab/><text:tab/><text:tab/></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2"><text:span text:style-name="T3">E_Nursery</text:span></text:p>
      <text:p text:style-name="P2"><text:span text:style-name="T3"/></text:p>
      <text:p text:style-name="P3"><text:span text:style-name="T4">The E-NURSERY website is an online nursery that allows you to Shop for plants from the comfort and convenience of Your homes. Using this Application, customers can avoid visiting multiple nurseries to find the right Plant to suit their needs. And view all the available plants with details such as The plant’s cost, level of Maintenance required, watering schedule, etc. Everyone can get plants of any category and type. And</text:span></text:p>
      <text:p text:style-name="P3"><text:span text:style-name="T4">The best part is that the Website is not only related to the same, but it also extends beyond that to Fertilizers, plant accessories like<text:s/></text:span><text:span text:style-name="T5">–</text:span><text:span text:style-name="T6"><text:s/>plant stands, pots, pebbles and many more. All of this is available at a Quite reasonable price so that everyone can have Their own glorious and lush plants set-up at their Loving abode Plants that are not available in those nurseries are supplied with the help of Another Nursery in that location so that the customers can get the desired Plants. And it offers fast delivery.</text:span></text:p>
      <text:p text:style-name="P3"><text:span text:style-name="T6">Modules</text:span></text:p>
      <text:list text:style-name="L4">
        <text:list-item>
          <text:p text:style-name="P4"><text:span text:style-name="T6">Admin</text:span></text:p>
        </text:list-item>
        <text:list-item>
          <text:p text:style-name="P4"><text:span text:style-name="T6">Nursery</text:span></text:p>
        </text:list-item>
        <text:list-item>
          <text:p text:style-name="P4"><text:span text:style-name="T6">Customer</text:span></text:p>
        </text:list-item>
        <text:list-item>
          <text:p text:style-name="P4"><text:span text:style-name="T6">Delivery Boy</text:span><text:span text:style-name="T7"/></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